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3</text:p>
      <text:p text:style-name="Standard"/>
      <text:p text:style-name="Standard">Industrialization of America is responsible in many ways for the separation of the rich and the poor.</text:p>
      <text:p text:style-name="Standard"/>
      <text:p text:style-name="Standard">Ways the industrial revolution changed things</text:p>
      <text:p text:style-name="Standard">It changed our sense of time.</text:p>
      <text:p text:style-name="Standard"><text:tab/>Proposed 4 separate time zones in the US, each 1 hour behind the other.</text:p>
      <text:p text:style-name="Standard">Introduced autonomy</text:p>
      <text:p text:style-name="Standard">Deskills work in 2 ways</text:p>
      <text:p text:style-name="Standard"><text:tab/>By mechanizing it</text:p>
      <text:p text:style-name="Standard"><text:tab/>Through automation</text:p>
      <text:p text:style-name="Standard"/>
      <text:p text:style-name="Standard">The deskilling of labor undercuts the leverage workers have protecting their job.</text:p>
      <text:p text:style-name="Standard"/>
      <text:p text:style-name="Standard">By the 1840s and 1850s, specialty businesses are becoming more common.</text:p>
      <text:p text:style-name="Standard"/>
      <text:p text:style-name="Standard">Workers unions will begin to form to protect their jobs.</text:p>
      <text:p text:style-name="Standard"/>
      <text:p text:style-name="Standard">Corporate Structure: Upper level → Mid-level → Low-level → … → “Schnooks”</text:p>
      <text:p text:style-name="Standard"/>
      <text:p text:style-name="Standard">Important for United States to develop a consumer economy. It leads to being able to live a standard life.</text:p>
      <text:p text:style-name="Standard"/>
      <text:p text:style-name="Standard">Fordism is an economic approach to mass production and mass consumption. </text:p>
      <text:p text:style-name="Standard">If industrial workers have the money to buy what they're making, it creates new consumers.</text:p>
      <text:p text:style-name="Standard">Fordism is like this: You get 5 dollars a day. You get 2.80 in cash, and 2.20 in an envelope later.</text:p>
      <text:p text:style-name="Standard">This later comes when the factory sends social workers to inspect your living conditions, to meet a norm. If they disapprove of the conditions you do not receive the 2.20, and it goes back to the compan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9T10:51:59.25</meta:creation-date>
    <meta:generator>OpenOffice/4.1.3$Win32 OpenOffice.org_project/413m1$Build-9783</meta:generator>
    <dc:date>2018-02-09T14:44:55.98</dc:date>
    <dc:creator>Timothy Cayer</dc:creator>
    <meta:editing-duration>PT3H52M52S</meta:editing-duration>
    <meta:editing-cycles>11</meta:editing-cycles>
    <meta:document-statistic meta:table-count="0" meta:image-count="0" meta:object-count="0" meta:page-count="1" meta:paragraph-count="18" meta:word-count="207" meta:character-count="1203"/>
  </office:meta>
</office:document-meta>
</file>